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cc84" officeooo:paragraph-rsid="0013cc84"/>
    </style:style>
    <style:style style:name="P2" style:family="paragraph" style:parent-style-name="Standard">
      <style:text-properties officeooo:rsid="0014df30" officeooo:paragraph-rsid="0014df30"/>
    </style:style>
    <style:style style:name="P3" style:family="paragraph" style:parent-style-name="Standard">
      <style:text-properties officeooo:rsid="0014df30" officeooo:paragraph-rsid="0014df30"/>
    </style:style>
    <style:style style:name="P4" style:family="paragraph" style:parent-style-name="Standard">
      <style:text-properties officeooo:rsid="00168913" officeooo:paragraph-rsid="00168913"/>
    </style:style>
    <style:style style:name="P5" style:family="paragraph" style:parent-style-name="Standard">
      <style:text-properties officeooo:rsid="0016fc51" officeooo:paragraph-rsid="0016fc51"/>
    </style:style>
    <style:style style:name="T1" style:family="text">
      <style:text-properties officeooo:rsid="000c5d54"/>
    </style:style>
    <style:style style:name="T2" style:family="text">
      <style:text-properties officeooo:rsid="0011d2fb"/>
    </style:style>
    <style:style style:name="T3" style:family="text">
      <style:text-properties officeooo:rsid="0013cc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t status</text:p>
      <text:p text:style-name="Standard"/>
      <text:p text:style-name="Standard">git add *</text:p>
      <text:p text:style-name="Standard"/>
      <text:p text:style-name="Standard">git commit -m "Ansible v1"</text:p>
      <text:p text:style-name="Standard"/>
      <text:p text:style-name="Standard">git log -1 -p</text:p>
      <text:p text:style-name="Standard"/>
      <text:p text:style-name="Standard">git diff –staged <text:s text:c="3"/><text:span text:style-name="T1">#diff between last commit and future staged/commit</text:span></text:p>
      <text:p text:style-name="Standard"/>
      <text:p text:style-name="Standard"><text:a xlink:type="simple" xlink:href="https://github.com/kulikofff/Ansible.git" text:style-name="Internet_20_link" text:visited-style-name="Visited_20_Internet_20_Link">https://github.com/kulikofff/Ansible.git</text:a></text:p>
      <text:p text:style-name="Standard"/>
      <text:p text:style-name="Standard"/>
      <text:p text:style-name="P1">git clone <text:a xlink:type="simple" xlink:href="https://github.com/kulikofff/hello-world" text:style-name="Internet_20_link" text:visited-style-name="Visited_20_Internet_20_Link">https://github.com/kulikofff/hello-world</text:a> <text:s text:c="2"/># take from github</text:p>
      <text:p text:style-name="Standard"/>
      <text:p text:style-name="Standard">git push <text:a xlink:type="simple" xlink:href="https://github.com/kulikofff/Ansible.git" text:style-name="Internet_20_link" text:visited-style-name="Visited_20_Internet_20_Link">https://github.com/kulikofff/Ansible.git</text:a> <text:s text:c="3"/><text:span text:style-name="T2"># load from github if exists</text:span></text:p>
      <text:p text:style-name="Standard">git push origin <text:s text:c="2"/><text:span text:style-name="T2"># load in github</text:span></text:p>
      <text:p text:style-name="Standard"/>
      <text:p text:style-name="Standard"/>
      <text:p text:style-name="P2">Load:</text:p>
      <text:p text:style-name="P4"># works: <text:span text:style-name="T3">it clone </text:span><text:a xlink:type="simple" xlink:href="https://github.com/kulikofff/hello-world" text:style-name="Internet_20_link" text:visited-style-name="Visited_20_Internet_20_Link"><text:span text:style-name="T3">https://github.com/kulikofff/hello-world</text:span></text:a><text:span text:style-name="T3"> <text:s text:c="2"/># take from github</text:span></text:p>
      <text:p text:style-name="P5">Then initialize</text:p>
      <text:p text:style-name="P2">1. Made rep in githug on sit</text:p>
      <text:p text:style-name="P2">2/ git init</text:p>
      <text:p text:style-name="P2">3 </text:p>
      <text:p text:style-name="P2">4 git commit -m "3"</text:p>
      <text:p text:style-name="P2">5 git add *</text:p>
      <text:p text:style-name="P2">6 git remote add origin <text:a xlink:type="simple" xlink:href="https://github.com/kulikofff/ansible.git" text:style-name="Internet_20_link" text:visited-style-name="Visited_20_Internet_20_Link">https://github.com/kulikofff/ansible.git</text:a></text:p>
      <text:p text:style-name="P2">7 git push -u origin ma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14:14:37.967376523</meta:creation-date>
    <meta:generator>LibreOffice/6.0.7.3$Linux_X86_64 LibreOffice_project/00m0$Build-3</meta:generator>
    <dc:date>2020-05-18T14:45:52.473607249</dc:date>
    <meta:editing-duration>PT2H11M8S</meta:editing-duration>
    <meta:editing-cycles>10</meta:editing-cycles>
    <meta:document-statistic meta:table-count="0" meta:image-count="0" meta:object-count="0" meta:page-count="1" meta:paragraph-count="19" meta:word-count="92" meta:character-count="615" meta:non-whitespace-character-count="529"/>
  </office:meta>
</office:document-meta>
</file>